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1861" officeooo:paragraph-rsid="001d1861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25316b" officeooo:paragraph-rsid="0025316b" style:font-weight-asian="bold" style:font-weight-complex="bold"/>
    </style:style>
    <style:style style:name="P4" style:family="paragraph" style:parent-style-name="Text_20_body">
      <style:text-properties fo:font-weight="bold" officeooo:paragraph-rsid="002a75eb" style:font-weight-asian="bold" style:font-weight-complex="bold"/>
    </style:style>
    <style:style style:name="P5" style:family="paragraph" style:parent-style-name="Text_20_body">
      <style:text-properties fo:font-weight="bold" officeooo:rsid="002bf8ee" officeooo:paragraph-rsid="002bf8ee" style:font-weight-asian="bold" style:font-weight-complex="bold"/>
    </style:style>
    <style:style style:name="P6" style:family="paragraph" style:parent-style-name="Text_20_body">
      <style:text-properties fo:font-weight="bold" officeooo:rsid="00302163" officeooo:paragraph-rsid="00302163" style:font-weight-asian="bold" style:font-weight-complex="bold"/>
    </style:style>
    <style:style style:name="P7" style:family="paragraph" style:parent-style-name="Text_20_body">
      <style:text-properties fo:font-weight="bold" officeooo:rsid="00318715" officeooo:paragraph-rsid="00318715" style:font-weight-asian="bold" style:font-weight-complex="bold"/>
    </style:style>
    <style:style style:name="P8" style:family="paragraph" style:parent-style-name="Text_20_body">
      <style:text-properties fo:font-weight="bold" officeooo:rsid="003b03d3" officeooo:paragraph-rsid="003b03d3" style:font-weight-asian="bold" style:font-weight-complex="bold"/>
    </style:style>
    <style:style style:name="P9" style:family="paragraph" style:parent-style-name="Text_20_body">
      <style:text-properties fo:font-weight="bold" officeooo:rsid="003eb093" officeooo:paragraph-rsid="003eb093" style:font-weight-asian="bold" style:font-weight-complex="bold"/>
    </style:style>
    <style:style style:name="P10" style:family="paragraph" style:parent-style-name="Text_20_body">
      <style:text-properties fo:font-weight="bold" officeooo:rsid="00494b5c" officeooo:paragraph-rsid="00494b5c" style:font-weight-asian="bold" style:font-weight-complex="bold"/>
    </style:style>
    <style:style style:name="P11" style:family="paragraph" style:parent-style-name="Text_20_body">
      <style:text-properties fo:font-weight="bold" officeooo:rsid="0053f2c5" officeooo:paragraph-rsid="0053f2c5" style:font-weight-asian="bold" style:font-weight-complex="bold"/>
    </style:style>
    <style:style style:name="P12" style:family="paragraph" style:parent-style-name="Text_20_body">
      <style:text-properties fo:font-weight="bold" officeooo:rsid="0055feb1" officeooo:paragraph-rsid="0055feb1" style:font-weight-asian="bold" style:font-weight-complex="bold"/>
    </style:style>
    <style:style style:name="P13" style:family="paragraph" style:parent-style-name="Text_20_body">
      <style:text-properties fo:font-weight="bold" officeooo:rsid="00568484" officeooo:paragraph-rsid="0056975a" style:font-weight-asian="bold" style:font-weight-complex="bold"/>
    </style:style>
    <style:style style:name="P14" style:family="paragraph" style:parent-style-name="Text_20_body">
      <style:text-properties fo:font-weight="bold" officeooo:rsid="00568484" officeooo:paragraph-rsid="00568484" style:font-weight-asian="bold" style:font-weight-complex="bold"/>
    </style:style>
    <style:style style:name="P15" style:family="paragraph" style:parent-style-name="Text_20_body">
      <style:text-properties fo:font-weight="bold" officeooo:rsid="005a67cc" officeooo:paragraph-rsid="005a67cc" style:font-weight-asian="bold" style:font-weight-complex="bold"/>
    </style:style>
    <style:style style:name="P16" style:family="paragraph" style:parent-style-name="Text_20_body">
      <style:text-properties fo:font-weight="bold" officeooo:rsid="005caf63" officeooo:paragraph-rsid="005caf63" style:font-weight-asian="bold" style:font-weight-complex="bold"/>
    </style:style>
    <style:style style:name="P17" style:family="paragraph" style:parent-style-name="Text_20_body">
      <style:text-properties fo:font-weight="bold" officeooo:rsid="00095c4d" officeooo:paragraph-rsid="002e5959" style:font-weight-asian="bold" style:font-weight-complex="bold"/>
    </style:style>
    <style:style style:name="P18" style:family="paragraph" style:parent-style-name="Text_20_body">
      <style:text-properties fo:font-weight="bold" officeooo:rsid="00632df2" officeooo:paragraph-rsid="00632df2" style:font-weight-asian="bold" style:font-weight-complex="bold"/>
    </style:style>
    <style:style style:name="P19" style:family="paragraph" style:parent-style-name="Text_20_body">
      <style:text-properties fo:font-weight="bold" officeooo:rsid="00664dcb" officeooo:paragraph-rsid="00664dcb" style:font-weight-asian="bold" style:font-weight-complex="bold"/>
    </style:style>
    <style:style style:name="P20" style:family="paragraph" style:parent-style-name="Text_20_body">
      <style:text-properties fo:font-weight="bold" officeooo:rsid="006fcc36" officeooo:paragraph-rsid="006fcc36" style:font-weight-asian="bold" style:font-weight-complex="bold"/>
    </style:style>
    <style:style style:name="P21" style:family="paragraph" style:parent-style-name="Text_20_body">
      <style:text-properties fo:font-weight="bold" officeooo:rsid="007650b7" officeooo:paragraph-rsid="007650b7" style:font-weight-asian="bold" style:font-weight-complex="bold"/>
    </style:style>
    <style:style style:name="P22" style:family="paragraph" style:parent-style-name="Text_20_body">
      <style:text-properties fo:font-weight="bold" officeooo:rsid="007b2e9e" officeooo:paragraph-rsid="007b2e9e" style:font-weight-asian="bold" style:font-weight-complex="bold"/>
    </style:style>
    <style:style style:name="P23" style:family="paragraph" style:parent-style-name="Text_20_body">
      <style:text-properties fo:font-weight="bold" officeooo:rsid="0081ef19" officeooo:paragraph-rsid="0081ef19" style:font-weight-asian="bold" style:font-weight-complex="bold"/>
    </style:style>
    <style:style style:name="P24" style:family="paragraph" style:parent-style-name="Text_20_body">
      <style:text-properties fo:font-weight="bold" officeooo:rsid="0084ab55" officeooo:paragraph-rsid="0084ab55" style:font-weight-asian="bold" style:font-weight-complex="bold"/>
    </style:style>
    <style:style style:name="P25" style:family="paragraph" style:parent-style-name="Text_20_body">
      <style:text-properties fo:font-weight="bold" officeooo:rsid="00855b97" officeooo:paragraph-rsid="00855b97" style:font-weight-asian="bold" style:font-weight-complex="bold"/>
    </style:style>
    <style:style style:name="P26" style:family="paragraph" style:parent-style-name="Text_20_body">
      <style:text-properties fo:font-weight="bold" officeooo:rsid="00888abc" officeooo:paragraph-rsid="00888abc" style:font-weight-asian="bold" style:font-weight-complex="bold"/>
    </style:style>
    <style:style style:name="P27" style:family="paragraph" style:parent-style-name="Text_20_body">
      <style:text-properties fo:font-weight="bold" officeooo:rsid="00888abc" officeooo:paragraph-rsid="008a8450" style:font-weight-asian="bold" style:font-weight-complex="bold"/>
    </style:style>
    <style:style style:name="P28" style:family="paragraph" style:parent-style-name="Text_20_body">
      <style:text-properties fo:font-weight="bold" officeooo:rsid="00495ed2" officeooo:paragraph-rsid="00495ed2" style:font-weight-asian="bold" style:font-weight-complex="bold"/>
    </style:style>
    <style:style style:name="P29" style:family="paragraph" style:parent-style-name="Text_20_body">
      <style:text-properties fo:font-weight="bold" officeooo:rsid="0093f9a7" officeooo:paragraph-rsid="0093f9a7" style:font-weight-asian="bold" style:font-weight-complex="bold"/>
    </style:style>
    <style:style style:name="P30" style:family="paragraph" style:parent-style-name="Text_20_body">
      <style:text-properties fo:font-weight="bold" officeooo:rsid="0093f9a7" officeooo:paragraph-rsid="009a0926" style:font-weight-asian="bold" style:font-weight-complex="bold"/>
    </style:style>
    <style:style style:name="P31" style:family="paragraph" style:parent-style-name="Text_20_body">
      <style:text-properties fo:font-weight="bold" officeooo:rsid="0098684c" officeooo:paragraph-rsid="0098684c" style:font-weight-asian="bold" style:font-weight-complex="bold"/>
    </style:style>
    <style:style style:name="P32" style:family="paragraph" style:parent-style-name="Text_20_body">
      <style:text-properties fo:font-weight="bold" officeooo:rsid="00718bad" officeooo:paragraph-rsid="00718bad" style:font-weight-asian="bold" style:font-weight-complex="bold"/>
    </style:style>
    <style:style style:name="P33" style:family="paragraph" style:parent-style-name="Text_20_body">
      <style:text-properties fo:font-weight="bold" officeooo:rsid="00a95dda" officeooo:paragraph-rsid="00a95dda" style:font-weight-asian="bold" style:font-weight-complex="bold"/>
    </style:style>
    <style:style style:name="P34" style:family="paragraph" style:parent-style-name="Text_20_body">
      <style:text-properties fo:font-weight="bold" officeooo:rsid="0067ee03" officeooo:paragraph-rsid="0067ee03" style:font-weight-asian="bold" style:font-weight-complex="bold"/>
    </style:style>
    <style:style style:name="P35" style:family="paragraph" style:parent-style-name="Text_20_body">
      <style:text-properties fo:font-weight="bold" officeooo:rsid="007d82f3" officeooo:paragraph-rsid="007d82f3" style:font-weight-asian="bold" style:font-weight-complex="bold"/>
    </style:style>
    <style:style style:name="P36" style:family="paragraph" style:parent-style-name="Text_20_body">
      <style:text-properties fo:font-weight="bold" officeooo:rsid="00b70338" officeooo:paragraph-rsid="00b70338" style:font-weight-asian="bold" style:font-weight-complex="bold"/>
    </style:style>
    <style:style style:name="P37" style:family="paragraph" style:parent-style-name="Text_20_body">
      <style:text-properties fo:font-weight="bold" officeooo:rsid="00bf7b94" officeooo:paragraph-rsid="00bf7b94" style:font-weight-asian="bold" style:font-weight-complex="bold"/>
    </style:style>
    <style:style style:name="P38" style:family="paragraph" style:parent-style-name="Text_20_body">
      <style:text-properties fo:font-weight="bold" officeooo:rsid="005e9d31" officeooo:paragraph-rsid="005e9d31" style:font-weight-asian="bold" style:font-weight-complex="bold"/>
    </style:style>
    <style:style style:name="P39" style:family="paragraph" style:parent-style-name="Text_20_body">
      <style:text-properties fo:font-weight="bold" officeooo:rsid="00cdfaf6" officeooo:paragraph-rsid="00cdfaf6" style:font-weight-asian="bold" style:font-weight-complex="bold"/>
    </style:style>
    <style:style style:name="P40" style:family="paragraph" style:parent-style-name="Text_20_body">
      <style:text-properties fo:font-weight="bold" officeooo:rsid="00d012b0" officeooo:paragraph-rsid="00d012b0" style:font-weight-asian="bold" style:font-weight-complex="bold"/>
    </style:style>
    <style:style style:name="P41" style:family="paragraph" style:parent-style-name="Text_20_body">
      <style:text-properties fo:font-weight="bold" officeooo:rsid="003f7b1d" officeooo:paragraph-rsid="003f7b1d" style:font-weight-asian="bold" style:font-weight-complex="bold"/>
    </style:style>
    <style:style style:name="P42" style:family="paragraph" style:parent-style-name="Text_20_body">
      <style:text-properties fo:font-weight="bold" officeooo:rsid="00d79acd" officeooo:paragraph-rsid="00d79acd" style:font-weight-asian="bold" style:font-weight-complex="bold"/>
    </style:style>
    <style:style style:name="P43" style:family="paragraph" style:parent-style-name="Text_20_body">
      <style:text-properties fo:font-weight="bold" officeooo:rsid="00d8c863" officeooo:paragraph-rsid="00d8c863" style:font-weight-asian="bold" style:font-weight-complex="bold"/>
    </style:style>
    <style:style style:name="P44" style:family="paragraph" style:parent-style-name="Text_20_body">
      <style:text-properties fo:font-weight="bold" officeooo:rsid="00dba926" officeooo:paragraph-rsid="00dba926" style:font-weight-asian="bold" style:font-weight-complex="bold"/>
    </style:style>
    <style:style style:name="P45" style:family="paragraph" style:parent-style-name="Text_20_body">
      <style:text-properties fo:font-weight="bold" officeooo:rsid="00c07833" officeooo:paragraph-rsid="00c07833" style:font-weight-asian="bold" style:font-weight-complex="bold"/>
    </style:style>
    <style:style style:name="P46" style:family="paragraph" style:parent-style-name="Text_20_body">
      <style:text-properties fo:font-weight="bold" officeooo:rsid="00e15f2f" officeooo:paragraph-rsid="00e15f2f" style:font-weight-asian="bold" style:font-weight-complex="bold"/>
    </style:style>
    <style:style style:name="P47" style:family="paragraph" style:parent-style-name="Text_20_body">
      <style:text-properties officeooo:rsid="0014a49d" officeooo:paragraph-rsid="0014a49d"/>
    </style:style>
    <style:style style:name="P48" style:family="paragraph" style:parent-style-name="Text_20_body">
      <style:text-properties officeooo:rsid="004b2c41" officeooo:paragraph-rsid="004b2c41"/>
    </style:style>
    <style:style style:name="P49" style:family="paragraph" style:parent-style-name="Text_20_body">
      <style:text-properties fo:font-weight="normal" officeooo:rsid="002a65d8" style:font-weight-asian="normal" style:font-weight-complex="normal"/>
    </style:style>
    <style:style style:name="P50" style:family="paragraph" style:parent-style-name="Text_20_body">
      <style:text-properties fo:font-weight="normal" officeooo:rsid="00699f70" officeooo:paragraph-rsid="00699f70" style:font-weight-asian="normal" style:font-weight-complex="normal"/>
    </style:style>
    <style:style style:name="P51" style:family="paragraph" style:parent-style-name="Text_20_body">
      <style:text-properties fo:font-weight="normal" officeooo:rsid="009753eb" officeooo:paragraph-rsid="009753eb" style:font-weight-asian="normal" style:font-weight-complex="normal"/>
    </style:style>
    <style:style style:name="P52" style:family="paragraph" style:parent-style-name="Text_20_body">
      <style:text-properties fo:font-weight="normal" officeooo:rsid="0098c80d" officeooo:paragraph-rsid="0098c80d" style:font-weight-asian="normal" style:font-weight-complex="normal"/>
    </style:style>
    <style:style style:name="P53" style:family="paragraph" style:parent-style-name="Text_20_body">
      <style:text-properties fo:font-weight="normal" officeooo:rsid="00b49f29" officeooo:paragraph-rsid="00b49f29" style:font-weight-asian="normal" style:font-weight-complex="normal"/>
    </style:style>
    <style:style style:name="P54" style:family="paragraph" style:parent-style-name="Text_20_body">
      <style:text-properties fo:font-weight="normal" officeooo:rsid="00bd29e0" officeooo:paragraph-rsid="00bd29e0" style:font-weight-asian="normal" style:font-weight-complex="normal"/>
    </style:style>
    <style:style style:name="P55" style:family="paragraph" style:parent-style-name="Text_20_body">
      <style:text-properties fo:font-weight="normal" officeooo:rsid="00c34ed4" officeooo:paragraph-rsid="00c34ed4" style:font-weight-asian="normal" style:font-weight-complex="normal"/>
    </style:style>
    <style:style style:name="P56" style:family="paragraph" style:parent-style-name="Text_20_body">
      <style:text-properties fo:font-weight="normal" officeooo:rsid="00cdfaf6" officeooo:paragraph-rsid="00cdfaf6" style:font-weight-asian="normal" style:font-weight-complex="normal"/>
    </style:style>
    <style:style style:name="P57" style:family="paragraph" style:parent-style-name="Text_20_body">
      <style:text-properties officeooo:rsid="00664dcb" officeooo:paragraph-rsid="00664dcb"/>
    </style:style>
    <style:style style:name="P58" style:family="paragraph" style:parent-style-name="Text_20_body">
      <style:text-properties officeooo:rsid="006fcc36" officeooo:paragraph-rsid="006fcc36"/>
    </style:style>
    <style:style style:name="P59" style:family="paragraph" style:parent-style-name="Text_20_body">
      <style:text-properties officeooo:rsid="0090bb70" officeooo:paragraph-rsid="0090bb70"/>
    </style:style>
    <style:style style:name="P60" style:family="paragraph" style:parent-style-name="Text_20_body">
      <style:text-properties officeooo:rsid="00a491dc" officeooo:paragraph-rsid="00a491dc"/>
    </style:style>
    <style:style style:name="P61" style:family="paragraph" style:parent-style-name="Text_20_body">
      <style:text-properties officeooo:rsid="00a6c58f" officeooo:paragraph-rsid="00a6c58f"/>
    </style:style>
    <style:style style:name="P62" style:family="paragraph" style:parent-style-name="Text_20_body">
      <style:text-properties officeooo:rsid="00afdf1c" officeooo:paragraph-rsid="00afdf1c"/>
    </style:style>
    <style:style style:name="P63" style:family="paragraph" style:parent-style-name="Text_20_body">
      <style:text-properties officeooo:rsid="00c92bde" officeooo:paragraph-rsid="00c92bde"/>
    </style:style>
    <style:style style:name="P64" style:family="paragraph" style:parent-style-name="Text_20_body">
      <style:text-properties officeooo:rsid="00bbb2ba" officeooo:paragraph-rsid="00bbb2ba"/>
    </style:style>
    <style:style style:name="P65" style:family="paragraph" style:parent-style-name="Text_20_body">
      <style:text-properties officeooo:paragraph-rsid="00bbb2ba"/>
    </style:style>
    <style:style style:name="P66" style:family="paragraph" style:parent-style-name="Text_20_body">
      <style:text-properties officeooo:rsid="00cd39da" officeooo:paragraph-rsid="00cd39da"/>
    </style:style>
    <style:style style:name="P67" style:family="paragraph" style:parent-style-name="Text_20_body">
      <style:text-properties officeooo:rsid="001d9423" officeooo:paragraph-rsid="001d9423"/>
    </style:style>
    <style:style style:name="P68" style:family="paragraph" style:parent-style-name="Text_20_body">
      <style:text-properties officeooo:rsid="00dbd5fd" officeooo:paragraph-rsid="00dbd5fd"/>
    </style:style>
    <style:style style:name="P69" style:family="paragraph" style:parent-style-name="Table_20_Contents">
      <style:text-properties officeooo:rsid="0016ca6a" officeooo:paragraph-rsid="0016ca6a"/>
    </style:style>
    <style:style style:name="P70" style:family="paragraph" style:parent-style-name="Table_20_Contents">
      <style:text-properties officeooo:rsid="00176248" officeooo:paragraph-rsid="00176248"/>
    </style:style>
    <style:style style:name="P71" style:family="paragraph" style:parent-style-name="Table_20_Contents">
      <style:text-properties officeooo:rsid="001828e1" officeooo:paragraph-rsid="001828e1"/>
    </style:style>
    <style:style style:name="P72" style:family="paragraph" style:parent-style-name="Table_20_Contents">
      <style:text-properties officeooo:rsid="001a1456" officeooo:paragraph-rsid="001a1456"/>
    </style:style>
    <style:style style:name="P73" style:family="paragraph" style:parent-style-name="Table_20_Contents">
      <style:text-properties officeooo:rsid="001b2f79" officeooo:paragraph-rsid="001b2f79"/>
    </style:style>
    <style:style style:name="P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officeooo:rsid="00dbd5fd" officeooo:paragraph-rsid="00dbd5fd"/>
    </style:style>
    <style:style style:name="P77" style:family="paragraph" style:parent-style-name="Heading_20_1">
      <style:text-properties officeooo:rsid="00bbb2ba" officeooo:paragraph-rsid="00bbb2ba"/>
    </style:style>
    <style:style style:name="P78" style:family="paragraph" style:parent-style-name="Heading_20_1">
      <style:text-properties officeooo:rsid="00d64c28" officeooo:paragraph-rsid="00d64c28"/>
    </style:style>
    <style:style style:name="P79" style:family="paragraph" style:parent-style-name="Heading_20_1">
      <style:text-properties officeooo:rsid="0056975a" officeooo:paragraph-rsid="0056975a"/>
    </style:style>
    <style:style style:name="P80" style:family="paragraph" style:parent-style-name="Heading_20_1">
      <style:text-properties officeooo:rsid="00c7eb0d" officeooo:paragraph-rsid="00c7eb0d"/>
    </style:style>
    <style:style style:name="P81" style:family="paragraph" style:parent-style-name="Heading_20_1">
      <style:text-properties officeooo:rsid="00210570" officeooo:paragraph-rsid="00210570"/>
    </style:style>
    <style:style style:name="P82" style:family="paragraph" style:parent-style-name="Heading_20_1">
      <style:text-properties officeooo:rsid="005308ac" officeooo:paragraph-rsid="005308ac"/>
    </style:style>
    <style:style style:name="P83" style:family="paragraph" style:parent-style-name="Heading_20_1">
      <style:text-properties officeooo:rsid="00bdc535" officeooo:paragraph-rsid="00bdc535"/>
    </style:style>
    <style:style style:name="P84" style:family="paragraph" style:parent-style-name="Heading_20_1">
      <style:text-properties officeooo:rsid="00dfab2e" officeooo:paragraph-rsid="00dfab2e"/>
    </style:style>
    <style:style style:name="P85" style:family="paragraph" style:parent-style-name="Heading_20_1">
      <style:text-properties officeooo:rsid="00812cae" officeooo:paragraph-rsid="00812cae"/>
    </style:style>
    <style:style style:name="P86" style:family="paragraph" style:parent-style-name="Heading_20_1">
      <style:text-properties officeooo:rsid="00a95dda" officeooo:paragraph-rsid="00a95dda"/>
    </style:style>
    <style:style style:name="P87" style:family="paragraph" style:parent-style-name="Heading_20_1">
      <style:text-properties officeooo:rsid="00147d3b" officeooo:paragraph-rsid="00147d3b"/>
    </style:style>
    <style:style style:name="P88" style:family="paragraph" style:parent-style-name="Heading_20_1">
      <style:text-properties officeooo:rsid="0037d7bd" officeooo:paragraph-rsid="0037d7bd"/>
    </style:style>
    <style:style style:name="P89" style:family="paragraph" style:parent-style-name="Heading_20_1">
      <style:text-properties fo:font-weight="normal" officeooo:rsid="00d1791b" officeooo:paragraph-rsid="00d1791b" style:font-weight-asian="normal" style:font-weight-complex="normal"/>
    </style:style>
    <style:style style:name="P90" style:family="paragraph" style:parent-style-name="Heading_20_1">
      <style:text-properties officeooo:rsid="0065aaeb" officeooo:paragraph-rsid="0065aaeb"/>
    </style:style>
    <style:style style:name="P91" style:family="paragraph" style:parent-style-name="Heading_20_1">
      <style:text-properties officeooo:rsid="00afdf1c" officeooo:paragraph-rsid="00afdf1c"/>
    </style:style>
    <style:style style:name="P92" style:family="paragraph" style:parent-style-name="Heading_20_1">
      <style:text-properties officeooo:rsid="00479705" officeooo:paragraph-rsid="00479705"/>
    </style:style>
    <style:style style:name="P93" style:family="paragraph" style:parent-style-name="Heading_20_1">
      <style:text-properties officeooo:rsid="00900977" officeooo:paragraph-rsid="00900977"/>
    </style:style>
    <style:style style:name="P94" style:family="paragraph" style:parent-style-name="Heading_20_1">
      <style:text-properties officeooo:rsid="006d7ab0" officeooo:paragraph-rsid="006d7ab0"/>
    </style:style>
    <style:style style:name="P95" style:family="paragraph" style:parent-style-name="Heading_20_1">
      <style:text-properties officeooo:rsid="00a491dc" officeooo:paragraph-rsid="00a33eb2"/>
    </style:style>
    <style:style style:name="P96" style:family="paragraph" style:parent-style-name="Heading_20_1">
      <style:text-properties officeooo:rsid="002e5959" officeooo:paragraph-rsid="002e5959"/>
    </style:style>
    <style:style style:name="P97" style:family="paragraph" style:parent-style-name="Heading_20_1">
      <style:text-properties officeooo:rsid="00727ae8" officeooo:paragraph-rsid="00727ae8"/>
    </style:style>
    <style:style style:name="P98" style:family="paragraph" style:parent-style-name="Heading_20_1">
      <style:text-properties officeooo:rsid="00b49f29" officeooo:paragraph-rsid="00b49f29"/>
    </style:style>
    <style:style style:name="P99" style:family="paragraph" style:parent-style-name="Heading_20_1">
      <style:text-properties officeooo:rsid="00632df2" officeooo:paragraph-rsid="00632df2"/>
    </style:style>
    <style:style style:name="P100" style:family="paragraph" style:parent-style-name="Heading_20_2">
      <style:text-properties fo:font-weight="normal" officeooo:rsid="00da402c" officeooo:paragraph-rsid="00da402c" style:font-weight-asian="normal" style:font-weight-complex="normal"/>
    </style:style>
    <style:style style:name="P101" style:family="paragraph" style:parent-style-name="Heading_20_2">
      <style:text-properties officeooo:rsid="00868b68" officeooo:paragraph-rsid="00868b68"/>
    </style:style>
    <style:style style:name="P102" style:family="paragraph" style:parent-style-name="Heading_20_2">
      <style:text-properties officeooo:rsid="00424c80" officeooo:paragraph-rsid="00424c80"/>
    </style:style>
    <style:style style:name="T1" style:family="text">
      <style:text-properties officeooo:rsid="0016ca6a"/>
    </style:style>
    <style:style style:name="T2" style:family="text">
      <style:text-properties officeooo:rsid="00176248"/>
    </style:style>
    <style:style style:name="T3" style:family="text">
      <style:text-properties officeooo:rsid="001b2f79"/>
    </style:style>
    <style:style style:name="T4" style:family="text">
      <style:text-properties officeooo:rsid="0022852d"/>
    </style:style>
    <style:style style:name="T5" style:family="text">
      <style:text-properties officeooo:rsid="00234b8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1b1c" style:font-weight-asian="normal" style:font-weight-complex="normal"/>
    </style:style>
    <style:style style:name="T8" style:family="text">
      <style:text-properties fo:font-weight="normal" officeooo:rsid="00273f80" style:font-weight-asian="normal" style:font-weight-complex="normal"/>
    </style:style>
    <style:style style:name="T9" style:family="text">
      <style:text-properties fo:font-weight="normal" officeooo:rsid="0028ec2a" style:font-weight-asian="normal" style:font-weight-complex="normal"/>
    </style:style>
    <style:style style:name="T10" style:family="text">
      <style:text-properties fo:font-weight="normal" officeooo:rsid="002a65d8" style:font-weight-asian="normal" style:font-weight-complex="normal"/>
    </style:style>
    <style:style style:name="T11" style:family="text">
      <style:text-properties fo:font-weight="normal" officeooo:rsid="002a75eb" style:font-weight-asian="normal" style:font-weight-complex="normal"/>
    </style:style>
    <style:style style:name="T12" style:family="text">
      <style:text-properties fo:font-weight="normal" officeooo:rsid="002aac50" style:font-weight-asian="normal" style:font-weight-complex="normal"/>
    </style:style>
    <style:style style:name="T13" style:family="text">
      <style:text-properties fo:font-weight="normal" officeooo:rsid="002cb45a" style:font-weight-asian="normal" style:font-weight-complex="normal"/>
    </style:style>
    <style:style style:name="T14" style:family="text">
      <style:text-properties fo:font-weight="normal" officeooo:rsid="0030a5b1" style:font-weight-asian="normal" style:font-weight-complex="normal"/>
    </style:style>
    <style:style style:name="T15" style:family="text">
      <style:text-properties fo:font-weight="normal" officeooo:rsid="003d5346" style:font-weight-asian="normal" style:font-weight-complex="normal"/>
    </style:style>
    <style:style style:name="T16" style:family="text">
      <style:text-properties fo:font-weight="normal" officeooo:rsid="003e2803" style:font-weight-asian="normal" style:font-weight-complex="normal"/>
    </style:style>
    <style:style style:name="T17" style:family="text">
      <style:text-properties fo:font-weight="normal" officeooo:rsid="003f7b1d" style:font-weight-asian="normal" style:font-weight-complex="normal"/>
    </style:style>
    <style:style style:name="T18" style:family="text">
      <style:text-properties fo:font-weight="normal" officeooo:rsid="004ba969" style:font-weight-asian="normal" style:font-weight-complex="normal"/>
    </style:style>
    <style:style style:name="T19" style:family="text">
      <style:text-properties fo:font-weight="normal" officeooo:rsid="004ceaa8" style:font-weight-asian="normal" style:font-weight-complex="normal"/>
    </style:style>
    <style:style style:name="T20" style:family="text">
      <style:text-properties fo:font-weight="normal" officeooo:rsid="004e6497" style:font-weight-asian="normal" style:font-weight-complex="normal"/>
    </style:style>
    <style:style style:name="T21" style:family="text">
      <style:text-properties fo:font-weight="normal" officeooo:rsid="004f29aa" style:font-weight-asian="normal" style:font-weight-complex="normal"/>
    </style:style>
    <style:style style:name="T22" style:family="text">
      <style:text-properties fo:font-weight="normal" officeooo:rsid="0051257b" style:font-weight-asian="normal" style:font-weight-complex="normal"/>
    </style:style>
    <style:style style:name="T23" style:family="text">
      <style:text-properties fo:font-weight="normal" officeooo:rsid="0054de52" style:font-weight-asian="normal" style:font-weight-complex="normal"/>
    </style:style>
    <style:style style:name="T24" style:family="text">
      <style:text-properties fo:font-weight="normal" officeooo:rsid="005774a7" style:font-weight-asian="normal" style:font-weight-complex="normal"/>
    </style:style>
    <style:style style:name="T25" style:family="text">
      <style:text-properties fo:font-weight="normal" officeooo:rsid="005891c6" style:font-weight-asian="normal" style:font-weight-complex="normal"/>
    </style:style>
    <style:style style:name="T26" style:family="text">
      <style:text-properties fo:font-weight="normal" officeooo:rsid="006074fa" style:font-weight-asian="normal" style:font-weight-complex="normal"/>
    </style:style>
    <style:style style:name="T27" style:family="text">
      <style:text-properties fo:font-weight="normal" officeooo:rsid="00625189" style:font-weight-asian="normal" style:font-weight-complex="normal"/>
    </style:style>
    <style:style style:name="T28" style:family="text">
      <style:text-properties fo:font-weight="normal" officeooo:rsid="0065139e" style:font-weight-asian="normal" style:font-weight-complex="normal"/>
    </style:style>
    <style:style style:name="T29" style:family="text">
      <style:text-properties fo:font-weight="normal" officeooo:rsid="006b7f09" style:font-weight-asian="normal" style:font-weight-complex="normal"/>
    </style:style>
    <style:style style:name="T30" style:family="text">
      <style:text-properties fo:font-weight="normal" officeooo:rsid="006bceab" style:font-weight-asian="normal" style:font-weight-complex="normal"/>
    </style:style>
    <style:style style:name="T31" style:family="text">
      <style:text-properties fo:font-weight="normal" officeooo:rsid="00718583" style:font-weight-asian="normal" style:font-weight-complex="normal"/>
    </style:style>
    <style:style style:name="T32" style:family="text">
      <style:text-properties fo:font-weight="normal" officeooo:rsid="00782a3a" style:font-weight-asian="normal" style:font-weight-complex="normal"/>
    </style:style>
    <style:style style:name="T33" style:family="text">
      <style:text-properties fo:font-weight="normal" officeooo:rsid="0078c65d" style:font-weight-asian="normal" style:font-weight-complex="normal"/>
    </style:style>
    <style:style style:name="T34" style:family="text">
      <style:text-properties fo:font-weight="normal" officeooo:rsid="00792aef" style:font-weight-asian="normal" style:font-weight-complex="normal"/>
    </style:style>
    <style:style style:name="T35" style:family="text">
      <style:text-properties fo:font-weight="normal" officeooo:rsid="007a9248" style:font-weight-asian="normal" style:font-weight-complex="normal"/>
    </style:style>
    <style:style style:name="T36" style:family="text">
      <style:text-properties fo:font-weight="normal" officeooo:rsid="007ccbdd" style:font-weight-asian="normal" style:font-weight-complex="normal"/>
    </style:style>
    <style:style style:name="T37" style:family="text">
      <style:text-properties fo:font-weight="normal" officeooo:rsid="007e6c0d" style:font-weight-asian="normal" style:font-weight-complex="normal"/>
    </style:style>
    <style:style style:name="T38" style:family="text">
      <style:text-properties fo:font-weight="normal" officeooo:rsid="00831e7c" style:font-weight-asian="normal" style:font-weight-complex="normal"/>
    </style:style>
    <style:style style:name="T39" style:family="text">
      <style:text-properties fo:font-weight="normal" officeooo:rsid="0083b0d3" style:font-weight-asian="normal" style:font-weight-complex="normal"/>
    </style:style>
    <style:style style:name="T40" style:family="text">
      <style:text-properties fo:font-weight="normal" officeooo:rsid="00851708" style:font-weight-asian="normal" style:font-weight-complex="normal"/>
    </style:style>
    <style:style style:name="T41" style:family="text">
      <style:text-properties fo:font-weight="normal" officeooo:rsid="008a810c" style:font-weight-asian="normal" style:font-weight-complex="normal"/>
    </style:style>
    <style:style style:name="T42" style:family="text">
      <style:text-properties fo:font-weight="normal" officeooo:rsid="008a9469" style:font-weight-asian="normal" style:font-weight-complex="normal"/>
    </style:style>
    <style:style style:name="T43" style:family="text">
      <style:text-properties fo:font-weight="normal" officeooo:rsid="008bcb95" style:font-weight-asian="normal" style:font-weight-complex="normal"/>
    </style:style>
    <style:style style:name="T44" style:family="text">
      <style:text-properties fo:font-weight="normal" officeooo:rsid="008bfdcf" style:font-weight-asian="normal" style:font-weight-complex="normal"/>
    </style:style>
    <style:style style:name="T45" style:family="text">
      <style:text-properties fo:font-weight="normal" officeooo:rsid="008d894d" style:font-weight-asian="normal" style:font-weight-complex="normal"/>
    </style:style>
    <style:style style:name="T46" style:family="text">
      <style:text-properties fo:font-weight="normal" officeooo:rsid="008f1815" style:font-weight-asian="normal" style:font-weight-complex="normal"/>
    </style:style>
    <style:style style:name="T47" style:family="text">
      <style:text-properties fo:font-weight="normal" officeooo:rsid="008f33e0" style:font-weight-asian="normal" style:font-weight-complex="normal"/>
    </style:style>
    <style:style style:name="T48" style:family="text">
      <style:text-properties fo:font-weight="normal" officeooo:rsid="0098c80d" style:font-weight-asian="normal" style:font-weight-complex="normal"/>
    </style:style>
    <style:style style:name="T49" style:family="text">
      <style:text-properties fo:font-weight="normal" officeooo:rsid="009bcf15" style:font-weight-asian="normal" style:font-weight-complex="normal"/>
    </style:style>
    <style:style style:name="T50" style:family="text">
      <style:text-properties fo:font-weight="normal" officeooo:rsid="009f7881" style:font-weight-asian="normal" style:font-weight-complex="normal"/>
    </style:style>
    <style:style style:name="T51" style:family="text">
      <style:text-properties fo:font-weight="normal" officeooo:rsid="00a0502c" style:font-weight-asian="normal" style:font-weight-complex="normal"/>
    </style:style>
    <style:style style:name="T52" style:family="text">
      <style:text-properties fo:font-weight="normal" officeooo:rsid="00a4d578" style:font-weight-asian="normal" style:font-weight-complex="normal"/>
    </style:style>
    <style:style style:name="T53" style:family="text">
      <style:text-properties fo:font-weight="normal" officeooo:rsid="00b7a643" style:font-weight-asian="normal" style:font-weight-complex="normal"/>
    </style:style>
    <style:style style:name="T54" style:family="text">
      <style:text-properties fo:font-weight="normal" officeooo:rsid="00b8441a" style:font-weight-asian="normal" style:font-weight-complex="normal"/>
    </style:style>
    <style:style style:name="T55" style:family="text">
      <style:text-properties fo:font-weight="normal" officeooo:rsid="00b9eed2" style:font-weight-asian="normal" style:font-weight-complex="normal"/>
    </style:style>
    <style:style style:name="T56" style:family="text">
      <style:text-properties fo:font-weight="normal" officeooo:rsid="00bc353b" style:font-weight-asian="normal" style:font-weight-complex="normal"/>
    </style:style>
    <style:style style:name="T57" style:family="text">
      <style:text-properties fo:font-weight="normal" officeooo:rsid="00bf9d26" style:font-weight-asian="normal" style:font-weight-complex="normal"/>
    </style:style>
    <style:style style:name="T58" style:family="text">
      <style:text-properties fo:font-weight="normal" officeooo:rsid="00bfba2f" style:font-weight-asian="normal" style:font-weight-complex="normal"/>
    </style:style>
    <style:style style:name="T59" style:family="text">
      <style:text-properties fo:font-weight="normal" officeooo:rsid="00c0be19" style:font-weight-asian="normal" style:font-weight-complex="normal"/>
    </style:style>
    <style:style style:name="T60" style:family="text">
      <style:text-properties fo:font-weight="normal" officeooo:rsid="00cf7052" style:font-weight-asian="normal" style:font-weight-complex="normal"/>
    </style:style>
    <style:style style:name="T61" style:family="text">
      <style:text-properties fo:font-weight="normal" officeooo:rsid="00d1791b" style:font-weight-asian="normal" style:font-weight-complex="normal"/>
    </style:style>
    <style:style style:name="T62" style:family="text">
      <style:text-properties fo:font-weight="normal" officeooo:rsid="00d42623" style:font-weight-asian="normal" style:font-weight-complex="normal"/>
    </style:style>
    <style:style style:name="T63" style:family="text">
      <style:text-properties fo:font-weight="normal" officeooo:rsid="00d58534" style:font-weight-asian="normal" style:font-weight-complex="normal"/>
    </style:style>
    <style:style style:name="T64" style:family="text">
      <style:text-properties fo:font-weight="normal" officeooo:rsid="00d7ca8c" style:font-weight-asian="normal" style:font-weight-complex="normal"/>
    </style:style>
    <style:style style:name="T65" style:family="text">
      <style:text-properties fo:font-weight="normal" officeooo:rsid="00d9259f" style:font-weight-asian="normal" style:font-weight-complex="normal"/>
    </style:style>
    <style:style style:name="T66" style:family="text">
      <style:text-properties fo:font-weight="normal" officeooo:rsid="00e572b2" style:font-weight-asian="normal" style:font-weight-complex="normal"/>
    </style:style>
    <style:style style:name="T67" style:family="text">
      <style:text-properties fo:font-weight="normal" officeooo:rsid="00e66d6c" style:font-weight-asian="normal" style:font-weight-complex="normal"/>
    </style:style>
    <style:style style:name="T68" style:family="text">
      <style:text-properties officeooo:rsid="0033f9d7"/>
    </style:style>
    <style:style style:name="T69" style:family="text">
      <style:text-properties officeooo:rsid="0037f7ef"/>
    </style:style>
    <style:style style:name="T70" style:family="text">
      <style:text-properties officeooo:rsid="00394159"/>
    </style:style>
    <style:style style:name="T71" style:family="text">
      <style:text-properties officeooo:rsid="003d5346"/>
    </style:style>
    <style:style style:name="T72" style:family="text">
      <style:text-properties officeooo:rsid="0045fb96"/>
    </style:style>
    <style:style style:name="T73" style:family="text">
      <style:text-properties officeooo:rsid="004b4383"/>
    </style:style>
    <style:style style:name="T74" style:family="text">
      <style:text-properties officeooo:rsid="0078c65d"/>
    </style:style>
    <style:style style:name="T75" style:family="text">
      <style:text-properties officeooo:rsid="007fc276"/>
    </style:style>
    <style:style style:name="T76" style:family="text">
      <style:text-properties officeooo:rsid="008a810c"/>
    </style:style>
    <style:style style:name="T77" style:family="text">
      <style:text-properties officeooo:rsid="0091bd52"/>
    </style:style>
    <style:style style:name="T78" style:family="text">
      <style:text-properties officeooo:rsid="00954ea5"/>
    </style:style>
    <style:style style:name="T79" style:family="text">
      <style:text-properties officeooo:rsid="009a0926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a4d578" style:font-weight-asian="bold" style:font-weight-complex="bold"/>
    </style:style>
    <style:style style:name="T82" style:family="text">
      <style:text-properties fo:font-weight="bold" officeooo:rsid="00bc353b" style:font-weight-asian="bold" style:font-weight-complex="bold"/>
    </style:style>
    <style:style style:name="T83" style:family="text">
      <style:text-properties officeooo:rsid="00a889d1"/>
    </style:style>
    <style:style style:name="T84" style:family="text">
      <style:text-properties officeooo:rsid="00ab3b9c"/>
    </style:style>
    <style:style style:name="T85" style:family="text">
      <style:text-properties officeooo:rsid="00b18358"/>
    </style:style>
    <style:style style:name="T86" style:family="text">
      <style:text-properties officeooo:rsid="00b7a643"/>
    </style:style>
    <style:style style:name="T87" style:family="text">
      <style:text-properties officeooo:rsid="00bb7cae"/>
    </style:style>
    <style:style style:name="T88" style:family="text">
      <style:text-properties officeooo:rsid="00bf9d26"/>
    </style:style>
    <style:style style:name="T89" style:family="text">
      <style:text-properties officeooo:rsid="00c0be19"/>
    </style:style>
    <style:style style:name="T90" style:family="text">
      <style:text-properties officeooo:rsid="00c69cb8"/>
    </style:style>
    <style:style style:name="T91" style:family="text">
      <style:text-properties officeooo:rsid="00cb679f"/>
    </style:style>
    <style:style style:name="T92" style:family="text">
      <style:text-properties officeooo:rsid="00cca0d7"/>
    </style:style>
    <style:style style:name="T93" style:family="text">
      <style:text-properties officeooo:rsid="00d1791b"/>
    </style:style>
    <style:style style:name="T94" style:family="text">
      <style:text-properties officeooo:rsid="00e1f39a"/>
    </style:style>
    <style:style style:name="T95" style:family="text">
      <style:text-properties officeooo:rsid="00e572b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4"><text:a xlink:type="simple" xlink:href="#__RefHeading___Toc976_1146562675" text:style-name="Index_20_Link" text:visited-style-name="Index_20_Link">Comandos Gerais<text:tab/>1</text:a></text:p>
          <text:p text:style-name="P74"><text:a xlink:type="simple" xlink:href="#__RefHeading___Toc648_579972123" text:style-name="Index_20_Link" text:visited-style-name="Index_20_Link">Anotações<text:tab/>1</text:a></text:p>
          <text:p text:style-name="P74"><text:a xlink:type="simple" xlink:href="#__RefHeading___Toc978_1146562675" text:style-name="Index_20_Link" text:visited-style-name="Index_20_Link">Alias<text:tab/>2</text:a></text:p>
          <text:p text:style-name="P75"><text:a xlink:type="simple" xlink:href="#__RefHeading___Toc980_1146562675" text:style-name="Index_20_Link" text:visited-style-name="Index_20_Link">Criar alias Definitivamente<text:tab/>2</text:a></text:p>
          <text:p text:style-name="P74"><text:a xlink:type="simple" xlink:href="#__RefHeading___Toc1467_1067849462" text:style-name="Index_20_Link" text:visited-style-name="Index_20_Link">cat Imprime no terminal o conteúdo de um arquivo txt<text:tab/>2</text:a></text:p>
          <text:p text:style-name="P74"><text:a xlink:type="simple" xlink:href="#__RefHeading___Toc837_616902770" text:style-name="Index_20_Link" text:visited-style-name="Index_20_Link">chown Mudar o dono do arquivo<text:tab/>2</text:a></text:p>
          <text:p text:style-name="P74"><text:a xlink:type="simple" xlink:href="#__RefHeading___Toc201_1464720630" text:style-name="Index_20_Link" text:visited-style-name="Index_20_Link">cp Copia Arquivos<text:tab/>2</text:a></text:p>
          <text:p text:style-name="P74"><text:a xlink:type="simple" xlink:href="#__RefHeading___Toc1469_1067849462" text:style-name="Index_20_Link" text:visited-style-name="Index_20_Link">echo Imprime no Terminal<text:tab/>3</text:a></text:p>
          <text:p text:style-name="P74"><text:a xlink:type="simple" xlink:href="#__RefHeading___Toc650_579972123" text:style-name="Index_20_Link" text:visited-style-name="Index_20_Link">env<text:tab/>3</text:a></text:p>
          <text:p text:style-name="P74"><text:a xlink:type="simple" xlink:href="#__RefHeading___Toc1212_1146562675" text:style-name="Index_20_Link" text:visited-style-name="Index_20_Link">free<text:tab/>3</text:a></text:p>
          <text:p text:style-name="P74"><text:a xlink:type="simple" xlink:href="#__RefHeading___Toc1471_1067849462" text:style-name="Index_20_Link" text:visited-style-name="Index_20_Link">grep Imprime a expressão regular global<text:tab/>3</text:a></text:p>
          <text:p text:style-name="P75"><text:a xlink:type="simple" xlink:href="#__RefHeading___Toc1473_1067849462" text:style-name="Index_20_Link" text:visited-style-name="Index_20_Link">grep Pesquisando dentro do diretório<text:tab/>3</text:a></text:p>
          <text:p text:style-name="P74"><text:a xlink:type="simple" xlink:href="#__RefHeading___Toc544_383321102" text:style-name="Index_20_Link" text:visited-style-name="Index_20_Link">history<text:tab/>3</text:a></text:p>
          <text:p text:style-name="P74"><text:a xlink:type="simple" xlink:href="#__RefHeading___Toc203_1464720630" text:style-name="Index_20_Link" text:visited-style-name="Index_20_Link">ls Lista os Arquivos e Diretórios<text:tab/>3</text:a></text:p>
          <text:p text:style-name="P74"><text:a xlink:type="simple" xlink:href="#__RefHeading___Toc207_1464720630" text:style-name="Index_20_Link" text:visited-style-name="Index_20_Link">mv Move Arquivos ou Diretórios "é o ctrl x". Renomeia Arquivo<text:tab/>4</text:a></text:p>
          <text:p text:style-name="P75"><text:a xlink:type="simple" xlink:href="#__RefHeading___Toc209_1464720630" text:style-name="Index_20_Link" text:visited-style-name="Index_20_Link">mv Renomeando Arquivo<text:tab/>4</text:a></text:p>
          <text:p text:style-name="P74"><text:a xlink:type="simple" xlink:href="#__RefHeading__725_662119206" text:style-name="Index_20_Link" text:visited-style-name="Index_20_Link">Operadores<text:tab/>4</text:a></text:p>
          <text:p text:style-name="P75"><text:a xlink:type="simple" xlink:href="#__RefHeading__727_662119206" text:style-name="Index_20_Link" text:visited-style-name="Index_20_Link">&gt; redireciona a saída<text:tab/>4</text:a></text:p>
          <text:p text:style-name="P74"><text:a xlink:type="simple" xlink:href="#__RefHeading___Toc1475_1067849462" text:style-name="Index_20_Link" text:visited-style-name="Index_20_Link">Pipe |<text:tab/>4</text:a></text:p>
          <text:p text:style-name="P74"><text:a xlink:type="simple" xlink:href="#__RefHeading___Toc551_1510337225" text:style-name="Index_20_Link" text:visited-style-name="Index_20_Link">PS1<text:tab/>4</text:a></text:p>
          <text:p text:style-name="P74"><text:a xlink:type="simple" xlink:href="#__RefHeading___Toc1477_1067849462" text:style-name="Index_20_Link" text:visited-style-name="Index_20_Link">rm Remove arquivo e diretório<text:tab/>4</text:a></text:p>
          <text:p text:style-name="P74"><text:a xlink:type="simple" xlink:href="#__RefHeading___Toc1479_1067849462" text:style-name="Index_20_Link" text:visited-style-name="Index_20_Link">sed Similar ao Procurar e Substituir<text:tab/>5</text:a></text:p>
          <text:p text:style-name="P74"><text:a xlink:type="simple" xlink:href="#__RefHeading___Toc1481_1067849462" text:style-name="Index_20_Link" text:visited-style-name="Index_20_Link">sort Saída em Ordem Alfabética<text:tab/>5</text:a></text:p>
          <text:p text:style-name="P74"><text:a xlink:type="simple" xlink:href="#__RefHeading___Toc1491_1067849462" text:style-name="Index_20_Link" text:visited-style-name="Index_20_Link">source Ativa Alterações<text:tab/>5</text:a></text:p>
          <text:p text:style-name="P74"><text:a xlink:type="simple" xlink:href="#__RefHeading___Toc205_1464720630" text:style-name="Index_20_Link" text:visited-style-name="Index_20_Link">touch Cria Arquivos<text:tab/>5</text:a></text:p>
          <text:p text:style-name="P74"><text:a xlink:type="simple" xlink:href="#__RefHeading___Toc1483_1067849462" text:style-name="Index_20_Link" text:visited-style-name="Index_20_Link">uniq Saída sem repetição<text:tab/>5</text:a></text:p>
          <text:p text:style-name="P74"><text:a xlink:type="simple" xlink:href="#__RefHeading___Toc553_1510337225" text:style-name="Index_20_Link" text:visited-style-name="Index_20_Link">Variáveis de Ambiente do Sistema<text:tab/>6</text:a></text:p>
          <text:p text:style-name="P74"><text:a xlink:type="simple" xlink:href="#__RefHeading___Toc1485_1067849462" text:style-name="Index_20_Link" text:visited-style-name="Index_20_Link">Wc Exibe o número de linhas, palavras e caracteres de um arquivo txt<text:tab/>6</text:a></text:p>
        </text:index-body>
      </text:table-of-content>
      <text:p text:style-name="Standard"/>
      <text:p text:style-name="Standard"/>
      <text:p text:style-name="Standard"/>
      <text:h text:style-name="P76" text:outline-level="1"><text:bookmark-start text:name="__RefHeading___Toc976_1146562675"/>Comandos Gerais<text:bookmark-end text:name="__RefHeading___Toc976_1146562675"/></text:h>
      <text:p text:style-name="P68"><text:span text:style-name="T80">cat <text:s/>etc/issue </text:span><text:span text:style-name="T6">Ver</text:span> versão instaladada.</text:p>
      <text:h text:style-name="P77" text:outline-level="1"><text:bookmark-start text:name="__RefHeading___Toc648_579972123"/>Anotações<text:bookmark-end text:name="__RefHeading___Toc648_579972123"/></text:h>
      <text:p text:style-name="P65">/<text:span text:style-name="T91">etc/profile</text:span></text:p>
      <text:p text:style-name="P65">/<text:span text:style-name="T91">etc/profile.d</text:span></text:p>
      <text:p text:style-name="P65">/<text:span text:style-name="T92">etc/bash.bashrc</text:span></text:p>
      <text:p text:style-name="P66">~/.bash_history</text:p>
      <text:p text:style-name="P65">~/<text:span text:style-name="T92">bash_logout (quando uma sessão de usuário é fechada, são executados os comandos desse arquivo)</text:span></text:p>
      <text:p text:style-name="P64">Alguns comandos ficam no diretório <text:span text:style-name="T80">/bin</text:span><text:span text:style-name="T6">, por exemplo o comando </text:span><text:span text:style-name="T80">pwd</text:span><text:span text:style-name="T6"> pode ser chamado da seguinte maneira, </text:span><text:span text:style-name="T80">/bin/pwd</text:span><text:span text:style-name="T6">, </text:span><text:span text:style-name="T56">o comando </text:span><text:span text:style-name="T82">ls</text:span><text:span text:style-name="T56"> pode ser chamado com </text:span><text:span text:style-name="T82">/bin/ls</text:span></text:p>
      <text:p text:style-name="P56"><text:span text:style-name="T82">$</text:span><text:span text:style-name="T80">HISTFILE</text:span> arquivo de histórico dos comandos executados.</text:p>
      <text:p text:style-name="P39"><text:soft-page-break/>$HISTSIZE<text:span text:style-name="T6"> Número de comandos que o Linux pode guardar em memória.</text:span></text:p>
      <text:p text:style-name="P39">$HISTFILESIZE<text:span text:style-name="T6"> Número de comandos armazenados no arquivo de histórico </text:span><text:span text:style-name="T60">de comandos.</text:span></text:p>
      <text:h text:style-name="P78" text:outline-level="1"><text:bookmark-start text:name="__RefHeading___Toc978_1146562675"/><text:span text:style-name="T60">A</text:span><text:span text:style-name="T6">lias</text:span><text:bookmark-end text:name="__RefHeading___Toc978_1146562675"/></text:h>
      <text:p text:style-name="P42">alias<text:span text:style-name="T6"> Listas os apelidos (alias) </text:span><text:span text:style-name="T64">definidos.</text:span></text:p>
      <text:p text:style-name="P43">alias mv='mv -i'<text:span text:style-name="T6"> </text:span><text:span text:style-name="T65">Cria um alias chamado mv, que vai executar o comando mv -i</text:span></text:p>
      <text:h text:style-name="P100" text:outline-level="2"><text:bookmark-start text:name="__RefHeading___Toc980_1146562675"/>Criar alias Definitivamente<text:bookmark-end text:name="__RefHeading___Toc980_1146562675"/></text:h>
      <text:p text:style-name="P44">gedit ~/.bashrc</text:p>
      <text:h text:style-name="P79" text:outline-level="1"><text:bookmark-start text:name="__RefHeading___Toc1467_1067849462"/>cat Imprime no terminal o conteúdo de um arquivo txt<text:bookmark-end text:name="__RefHeading___Toc1467_1067849462"/></text:h>
      <text:p text:style-name="P13">cat hello.txt<text:span text:style-name="T6"> Iimprime no terminal o conteúdo do arquivo hello.txt.</text:span></text:p>
      <text:p text:style-name="P15">cat oceans.txt &gt; continents.txt<text:span text:style-name="T6"> Redireciona a saída padrão do comando à esquerda para o arquivo à direita, o conteúdo do arquivo continents.txt será substituído pelo conteúdo do arquivo oceans.txt.</text:span></text:p>
      <text:p text:style-name="P16">cat glaciers.txt &gt;&gt; rivers.txt<text:span text:style-name="T6"> Coloca a saída padrão do arquivo glaciers.txt e append(adds) no arquivo rivers.txt.</text:span></text:p>
      <text:p text:style-name="P38">cat &lt; lakes.txt<text:span text:style-name="T6"> </text:span><text:span text:style-name="T26">Leva a entrada padrão do arquivo à direita e coloca no programa do lado esquerto. Aqui, lakes.txt é a entrada padrão para o commando cat. A saída padrão aparece no terminal. </text:span><text:span text:style-name="T27">Em outras palavras, o conteúdo do arquivo lakes.txt será exibido no terminal.</text:span></text:p>
      <text:h text:style-name="P80" text:outline-level="1"><text:bookmark-start text:name="__RefHeading___Toc837_616902770"/>chown Mudar o dono do arquivo<text:bookmark-end text:name="__RefHeading___Toc837_616902770"/></text:h>
      <text:p text:style-name="P63">chown</text:p>
      <text:h text:style-name="P81" text:outline-level="1"><text:bookmark-start text:name="__RefHeading___Toc201_1464720630"/>cp Copia <text:span text:style-name="T70">A</text:span>rquivos<text:bookmark-end text:name="__RefHeading___Toc201_1464720630"/></text:h>
      <text:p text:style-name="P3">cp frida.txt lincoln.txt<text:span text:style-name="T6"> </text:span><text:span text:style-name="T7">copia </text:span><text:span text:style-name="T8">o conteúdo de frida.txt para lincoln.txt. </text:span><text:span text:style-name="T9">Se o arquivo lincoln.txt não existir, ele será criado.</text:span></text:p>
      <text:p text:style-name="P2">cp biopic/cleopatra.txt historical/<text:span text:style-name="T6"> </text:span><text:span text:style-name="T10">copia o arquivo de biopic/cleopatra.txt para historical/</text:span></text:p>
      <text:p text:style-name="P6">cp * satire/<text:span text:style-name="T6"> </text:span><text:span text:style-name="T14">Copia todos os arquivos da pasta atual para a pasta satire/</text:span></text:p>
      <text:p text:style-name="P7">cp m*.txt scifi/<text:span text:style-name="T6"> Copia todos os arquivos que começam com m e termina com .txt do diretório atual para a pasta scifi/</text:span></text:p>
      <text:p text:style-name="P49"/>
      <text:p text:style-name="P5"><text:span text:style-name="T10">P</text:span><text:span text:style-name="T6">ara copiar vários arquivos para um diretório, use cp com uma lista de arquivos de origem como os primeiros argumentos, e o diretório de destino como o último argumento. Abaixo, nós copiamos os arquivos biopic/ray.txt e biopic/notorious.txt para o diretório </text:span><text:span text:style-name="T13">historical</text:span><text:span text:style-name="T6">.</text:span></text:p>
      <text:p text:style-name="P4">cp biopic/ray.txt biopic/notorious.txt historical/<text:span text:style-name="T6"> </text:span><text:span text:style-name="T11">copia o</text:span><text:span text:style-name="T12">s</text:span><text:span text:style-name="T11"> arquivo</text:span><text:span text:style-name="T12">s</text:span><text:span text:style-name="T11"> biopic/ray.txt </text:span><text:span text:style-name="T12">e</text:span><text:span text:style-name="T11"> biopic/notorious.txt para historical/</text:span></text:p>
      <text:h text:style-name="P82" text:outline-level="1"><text:bookmark-start text:name="__RefHeading___Toc1469_1067849462"/>echo Imprime no Terminal<text:bookmark-end text:name="__RefHeading___Toc1469_1067849462"/></text:h>
      <text:p text:style-name="P11">echo "Hello world"<text:span text:style-name="T6"> Imprime Hello world no terminal. </text:span><text:span text:style-name="T23">Recebe a string Hello world como entrada padrão, e ecoa Hello world de volta para o terminal como saída padrão (I/O).</text:span></text:p>
      <text:p text:style-name="P12">echo "Hello" &gt; hello.txt<text:span text:style-name="T6"> Cria um arquivo chamado hello.txt com o conteúdo Hello. </text:span><text:span text:style-name="T24">O caractere &gt; redireciona a saída padrão para um arquivo, </text:span><text:span text:style-name="T25">nesse caso, hello.txt.</text:span></text:p>
      <text:p text:style-name="P14"><text:soft-page-break/>cat hello.txt<text:span text:style-name="T6"> Iimprime no terminal o conteúdo do arquivo hello.txt</text:span></text:p>
      <text:h text:style-name="P83" text:outline-level="1"><text:bookmark-start text:name="__RefHeading___Toc650_579972123"/>env<text:bookmark-end text:name="__RefHeading___Toc650_579972123"/></text:h>
      <text:p text:style-name="P37"><text:span text:style-name="T88">e</text:span>nv<text:span text:style-name="T6"> </text:span><text:span text:style-name="T57">É o padrão para environment, </text:span><text:span text:style-name="T58">retorna uma lista de vairáveis de ambiente do usuário atual.</text:span></text:p>
      <text:p text:style-name="P45">env | grep PATH<text:span text:style-name="T6"> </text:span><text:span text:style-name="T59">é um comando que exibe o valor de ua variável de ambiente única. Aqui, a saída de </text:span><text:span text:style-name="T89">env</text:span><text:span text:style-name="T59"> é "canalizada" para o comando </text:span><text:span text:style-name="T89">grep</text:span><text:span text:style-name="T59">.grep procura o valor do PATH e exibe no terminal.</text:span></text:p>
      <text:h text:style-name="P84" text:outline-level="1"><text:bookmark-start text:name="__RefHeading___Toc1212_1146562675"/><text:span text:style-name="T94">f</text:span>ree<text:bookmark-end text:name="__RefHeading___Toc1212_1146562675"/></text:h>
      <text:p text:style-name="P46">free -<text:span text:style-name="T95">mh</text:span><text:span text:style-name="T66"> Exibe informações sobre memóri</text:span><text:span text:style-name="T67">a.</text:span></text:p>
      <text:h text:style-name="P85" text:outline-level="1"><text:bookmark-start text:name="__RefHeading___Toc1471_1067849462"/>grep Imprime a expressão regular global<text:bookmark-end text:name="__RefHeading___Toc1471_1067849462"/></text:h>
      <text:p text:style-name="P23">grep Mount mountains.txt<text:span text:style-name="T6"> </text:span><text:span text:style-name="T38">Procura por linhas que correspondem a um padrão e retorna os resultados. </text:span><text:span text:style-name="T39">Ele é sensível à maiúsculas. Aqui procura por Mount em mountains.txt.</text:span></text:p>
      <text:p text:style-name="P24">grep -i Mount mountains.txt<text:span text:style-name="T6"> </text:span><text:span text:style-name="T40">grep -i permite que o comando seja case insensitive, aqui grep procura por mount ou Mount no arquivo mountains.txt.</text:span></text:p>
      <text:p text:style-name="P25"><text:span text:style-name="T40">S</text:span><text:span text:style-name="T6">e você estiver familiarizado com expressões regulares, você poderá usá-las para pesquisar padrões em arquivos.</text:span></text:p>
      <text:h text:style-name="P101" text:outline-level="2"><text:bookmark-start text:name="__RefHeading___Toc1473_1067849462"/>grep Pesquisando dentro do diretório<text:bookmark-end text:name="__RefHeading___Toc1473_1067849462"/></text:h>
      <text:p text:style-name="P26">grep -R Arctic /home/ccuser/workspace/geography<text:span text:style-name="T6"> -</text:span><text:span text:style-name="T41">R é recursive, grep -R procura em todos os arquivos (não sei se só txt, tenho que testar) em um diretório, exibe o nome do arquivo e </text:span><text:span text:style-name="T44">a</text:span><text:span text:style-name="T41"> linha</text:span><text:span text:style-name="T44"> encontrada </text:span><text:span text:style-name="T45">no seguinte padrão, </text:span><text:span text:style-name="T46">path/</text:span><text:span text:style-name="T45">fileName:textoEncontrado</text:span></text:p>
      <text:p text:style-name="P27"><text:span text:style-name="T76">grep -Rl Arctic /home/ccuser/workspace/geography</text:span><text:span text:style-name="T41"> </text:span><text:span text:style-name="T42">Procura em todos os arquivos em um diretório e exibe apenaso nome dos arquivos com a cadeia Arctic -</text:span><text:span text:style-name="T43">R é recursive e l arquivos com a cadeia desejada. </text:span><text:span text:style-name="T47">Exibe no seguinte padrão, path/fileName.</text:span></text:p>
      <text:h text:style-name="P86" text:outline-level="1"><text:bookmark-start text:name="__RefHeading___Toc544_383321102"/>history<text:bookmark-end text:name="__RefHeading___Toc544_383321102"/></text:h>
      <text:p text:style-name="P33">history<text:span text:style-name="T6"> exibe o histórico de comando do bash, acho que pega do ~/.bash_history</text:span></text:p>
      <text:h text:style-name="P87" text:outline-level="1"><text:bookmark-start text:name="__RefHeading___Toc203_1464720630"/><text:span text:style-name="T4">l</text:span>s <text:span text:style-name="T5">Lista os Arquivos e Diretórios</text:span><text:bookmark-end text:name="__RefHeading___Toc203_1464720630"/></text:h>
      <text:p text:style-name="P67"><text:a xlink:type="simple" xlink:href="https://www.vivaolinux.com.br/artigo/O-comando-LS-de-A-a-Z" text:style-name="Internet_20_link" text:visited-style-name="Visited_20_Internet_20_Link">https://www.vivaolinux.com.br/artigo/O-comando-LS-de-A-a-Z</text:a></text:p>
      <text:p text:style-name="P40">history 5<text:span text:style-name="T6"> mostra os últimos 5 comandos</text:span></text:p>
      <text:p text:style-name="P1">Página 324 do livro Descobrindo o Linux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9">Chave</text:p>
          </table:table-cell>
          <table:table-cell table:style-name="Table1.B1" office:value-type="string">
            <text:p text:style-name="P69">Função</text:p>
          </table:table-cell>
        </table:table-row>
        <table:table-row>
          <table:table-cell table:style-name="Table1.A2" office:value-type="string">
            <text:p text:style-name="P71">ls</text:p>
          </table:table-cell>
          <table:table-cell table:style-name="Table1.B2" office:value-type="string">
            <text:p text:style-name="P72">Mostra o conteúdo do diretório atual.</text:p>
          </table:table-cell>
        </table:table-row>
        <table:table-row>
          <table:table-cell table:style-name="Table1.A2" office:value-type="string">
            <text:p text:style-name="P72">ls /etc/ap<text:span text:style-name="T3">t</text:span></text:p>
          </table:table-cell>
          <table:table-cell table:style-name="Table1.B2" office:value-type="string">
            <text:p text:style-name="P73">Mostra o conteúdo do diretório /etc/apt</text:p>
          </table:table-cell>
        </table:table-row>
        <table:table-row>
          <table:table-cell table:style-name="Table1.A2" office:value-type="string">
            <text:p text:style-name="Table_20_Contents">-<text:span text:style-name="T1">a, --all</text:span></text:p>
          </table:table-cell>
          <table:table-cell table:style-name="Table1.B2" office:value-type="string">
            <text:p text:style-name="P69">Mostra todos os arquivos e diretórios, inclusive os ocultos (iniciados com o caractere ponto).</text:p>
          </table:table-cell>
        </table:table-row>
        <table:table-row>
          <table:table-cell table:style-name="Table1.A2" office:value-type="string">
            <text:p text:style-name="Table_20_Contents">-<text:span text:style-name="T2">l</text:span></text:p>
          </table:table-cell>
          <table:table-cell table:style-name="Table1.B2" office:value-type="string">
            <text:p text:style-name="P70">Mostra detalhes, como permissões de acesso, tamanho e data de gravação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0"/>
          </table:table-cell>
        </table:table-row>
      </table:table>
      <text:p text:style-name="P47"/>
      <text:h text:style-name="P88" text:outline-level="1"><text:bookmark-start text:name="__RefHeading___Toc207_1464720630"/><text:soft-page-break/>mv Move Arquivos ou Diretórios "<text:span text:style-name="T71">é o ctrl x". Renomeia Arquivo</text:span><text:bookmark-end text:name="__RefHeading___Toc207_1464720630"/></text:h>
      <text:p text:style-name="P8">mv superman.txt superhero/<text:span text:style-name="T6"> </text:span><text:span text:style-name="T15">Mo</text:span><text:span text:style-name="T16">ve o arquivo superman.txt para o diretório superhero.</text:span></text:p>
      <text:p text:style-name="P9">mv wonderwoman.txt batman.txt superhero/<text:span text:style-name="T6"> Move os arquivos wonderwoman.txt e batman.txt do diretório atual para o diretório superhero</text:span><text:span text:style-name="T17">.</text:span></text:p>
      <text:h text:style-name="P102" text:outline-level="2"><text:bookmark-start text:name="__RefHeading___Toc209_1464720630"/><text:span text:style-name="T72">mv </text:span>Renom<text:span text:style-name="T90">eando</text:span> Arquivo<text:bookmark-end text:name="__RefHeading___Toc209_1464720630"/></text:h>
      <text:p text:style-name="P41">mv batman.txt spiderman.txt<text:span text:style-name="T6"> Renomeia o arquivo batman.txt para spiderman.txt.</text:span></text:p>
      <text:h text:style-name="P89" text:outline-level="1"><text:bookmark-start text:name="__RefHeading__725_662119206"/>Operadores<text:bookmark-end text:name="__RefHeading__725_662119206"/></text:h>
      <text:h text:style-name="P90" text:outline-level="1"><text:bookmark-start text:name="__RefHeading___Toc1475_1067849462"/><text:span text:style-name="T75">P</text:span>ipe |<text:bookmark-end text:name="__RefHeading___Toc1475_1067849462"/></text:h>
      <text:p text:style-name="P57">Pega a saída padrão do comando à esquerda e usa como entrada no comando à direira.</text:p>
      <text:p text:style-name="P19">cat volcanoes.txt | wc<text:span text:style-name="T6"> Usa a saída de cat volcanoes.txt com entrada para o comando wc.</text:span></text:p>
      <text:p text:style-name="P50">Múltiplos pipes podem ser encadeados como no exemplo abaixo,</text:p>
      <text:p text:style-name="P34">cat volcanoes.txt | wc | cat &gt; island.txt<text:span text:style-name="T6"> </text:span><text:span text:style-name="T29">Aqui, a saída padrão de cat volcanoes.txt é usada como entrada para o comando wc, </text:span><text:span text:style-name="T30">finalmente, a saída de wc é usada como entrada no cat &gt; island.txt que envia a saída de cat &gt; para o arquivo island.txt.</text:span></text:p>
      <text:h text:style-name="P91" text:outline-level="1"><text:bookmark-start text:name="__RefHeading___Toc551_1510337225"/>PS1<text:bookmark-end text:name="__RefHeading___Toc551_1510337225"/></text:h>
      <text:p text:style-name="P62">PS1 é a variável que define a marcação e estilo do prompt de comando, <text:span text:style-name="T85">o símbolo padrão é o $, esse valor pode ser alterado.</text:span></text:p>
      <text:p text:style-name="P36"><text:span text:style-name="T86">e</text:span>xport PS1="&gt;&gt; "<text:span text:style-name="T6"> </text:span><text:span text:style-name="T53">após usar o comando </text:span><text:span text:style-name="T86">source</text:span><text:span text:style-name="T53">, a </text:span><text:span text:style-name="T55">tela</text:span><text:span text:style-name="T53"> de comando exibirá o novo </text:span><text:span text:style-name="T54">prompt.</text:span></text:p>
      <text:h text:style-name="P92" text:outline-level="1"><text:bookmark-start text:name="__RefHeading___Toc1477_1067849462"/>rm Remove arquivo <text:span text:style-name="T84">e diretório</text:span><text:bookmark-end text:name="__RefHeading___Toc1477_1067849462"/></text:h>
      <text:p text:style-name="P48">Cuidado, rm não pede confirmação <text:span text:style-name="T73">e apaga permanentemente, não tem como voltar o que foi apagado.</text:span></text:p>
      <text:p text:style-name="P10">rm waterboy.txt<text:span text:style-name="T6"> Apaga o arquivo waterboy.txt do diretório atual.</text:span></text:p>
      <text:p text:style-name="P28">rm -r slapstick<text:span text:style-name="T6"> Apaga </text:span><text:span text:style-name="T22">o diretório slapstick e</text:span><text:span text:style-name="T6"> todos o</text:span><text:span text:style-name="T20">s </text:span><text:span text:style-name="T22">seus</text:span><text:span text:style-name="T20"> arquivos e subdiretórios</text:span><text:span text:style-name="T21">.</text:span><text:span text:style-name="T6">. </text:span><text:span text:style-name="T18">[-r </text:span><text:span text:style-name="T19">é o padrão recursivo</text:span><text:span text:style-name="T18">].</text:span></text:p>
      <text:h text:style-name="P93" text:outline-level="1"><text:bookmark-start text:name="__RefHeading___Toc1479_1067849462"/>sed Similar ao Procurar e Substituir<text:bookmark-end text:name="__RefHeading___Toc1479_1067849462"/></text:h>
      <text:p text:style-name="P59"><text:span text:style-name="T78">sed é padrão para editor de fluxo. </text:span>Recebe uma entrada padrão e a modifica com base em uma expressão antes de exibi-la <text:span text:style-name="T77">como dados de saída. É semelhante ao "localizar e substituir".</text:span></text:p>
      <text:p text:style-name="P29">sed 's/snow/rain' forest.txt</text:p>
      <text:p text:style-name="P51">s padrão para "substitution", sempre é usado quando usa sed para substituição.</text:p>
      <text:p text:style-name="P31"><text:span text:style-name="T6">snow </text:span><text:span text:style-name="T48">string a ser procurada no texto.</text:span></text:p>
      <text:p text:style-name="P52">rain string que será colocada no lugar de snow.</text:p>
      <text:p text:style-name="P30">sed 's/snow/rain/<text:span text:style-name="T79">g</text:span>' forest.txt<text:span text:style-name="T6"> </text:span><text:span text:style-name="T49">g significa "global". </text:span><text:span text:style-name="T50">Aqui sed procura pela palavra snow no arquivo forest.txt e a substitui por rain </text:span><text:span text:style-name="T51">globalmente. Todas as instâncias de "snow" na linha, será substituida por "rain".</text:span></text:p>
      <text:h text:style-name="P94" text:outline-level="1"><text:bookmark-start text:name="__RefHeading___Toc1481_1067849462"/><text:soft-page-break/>sort Saída em Ordem Alfabética<text:bookmark-end text:name="__RefHeading___Toc1481_1067849462"/></text:h>
      <text:p text:style-name="P58">Pega a entrada padrão e envia em ordem alfabética para a saída padrão.</text:p>
      <text:p text:style-name="P20">sort lakes.txt<text:span text:style-name="T6"> Aqui, os lagos são exibidos em ordem alfabética no terminal, </text:span><text:span text:style-name="T31">entrada é o arquivo lakes.txt e a saída é o terminal.</text:span></text:p>
      <text:p text:style-name="P32">cat lakes.txt | sort &gt; sorted-lakes.txt<text:span text:style-name="T6"> cat lakes.txt usa como entrada o conteúdo do arquivo lakes.txt e envia a saída para sort &gt; sorted-lakes.txt, sort usa como entrada o resultado do cat lakes.txt e envia a saída para o arquivo sorted-lakes.txt.</text:span></text:p>
      <text:h text:style-name="P95" text:outline-level="1"><text:bookmark-start text:name="__RefHeading___Toc1491_1067849462"/>source Ativa Alterações<text:bookmark-end text:name="__RefHeading___Toc1491_1067849462"/></text:h>
      <text:p text:style-name="P61">Ativa as alterações de configuração para a sessão atual, evita de ter que reiniciar o computador.</text:p>
      <text:p text:style-name="P60"><text:span text:style-name="T81">source ~/.bash_profile</text:span><text:span text:style-name="T52"> </text:span><text:span text:style-name="T6">Ativa</text:span> as alterações <text:span text:style-name="T83">feitas no arquivo ~/.basho_profile,</text:span> para a sessão atual.</text:p>
      <text:p text:style-name="P60"/>
      <text:h text:style-name="P96" text:outline-level="1"><text:bookmark-start text:name="__RefHeading___Toc205_1464720630"/>touch Cria <text:span text:style-name="T69">A</text:span>rquivo<text:span text:style-name="T68">s</text:span><text:bookmark-end text:name="__RefHeading___Toc205_1464720630"/></text:h>
      <text:p text:style-name="P17">touch meuArquivo.txt<text:span text:style-name="T6"> Cria um arquivo de texto.</text:span></text:p>
      <text:h text:style-name="P97" text:outline-level="1"><text:bookmark-start text:name="__RefHeading___Toc1483_1067849462"/>uniq Saída sem repetição<text:bookmark-end text:name="__RefHeading___Toc1483_1067849462"/></text:h>
      <text:p text:style-name="P21">uniq desert<text:span text:style-name="T74">s</text:span>.txt<text:span text:style-name="T6"> </text:span><text:span text:style-name="T32">Filtra as linhas </text:span><text:span text:style-name="T34">adjacentes</text:span><text:span text:style-name="T32"> duplicadas em um arquivo, </text:span><text:span text:style-name="T33">aqui mostra no terminal o conteúdo do arquivo deserts.txt sem linhas repetidas</text:span></text:p>
      <text:p text:style-name="P21"><text:span text:style-name="T33">* </text:span><text:span text:style-name="T35">adjacente: Situado junto a outro = próximo, vizinho. Que está contíguo.</text:span></text:p>
      <text:p text:style-name="P22">sort deserts.txt | uniq<text:span text:style-name="T6"> </text:span><text:span text:style-name="T36">A maneira mais eficiente de chamar uniq é chamar sort para ordenar um arquivo e canalizar a saída padrão para uniq. Aqui ordenamos com sort deserts.txt <text:s/>para uniq, todas as linhas duplicadas são ordenadas (e ficam adjacentes) e <text:s/>saída é filtrada com uniq.</text:span></text:p>
      <text:p text:style-name="P35">sort deserts.txt | uniq &gt; uniq-deserts.txt<text:span text:style-name="T6"> </text:span><text:span text:style-name="T37">Ordena deserts.txt, remove as linhas repetidas e cria um arquivo chamado uniq-deserts.txt com o conteúdo ordenado e sem linhas repetidas.</text:span></text:p>
      <text:h text:style-name="P98" text:outline-level="1"><text:bookmark-start text:name="__RefHeading___Toc553_1510337225"/>Variáveis d<text:span text:style-name="T87">e Ambiente do</text:span> Sistema<text:bookmark-end text:name="__RefHeading___Toc553_1510337225"/></text:h>
      <text:p text:style-name="P53">$HOME</text:p>
      <text:p text:style-name="P54">$PATH</text:p>
      <text:p text:style-name="P55">Declarar variáveis de ambiente no arquivo /home/userName/.profile</text:p>
      <text:h text:style-name="P99" text:outline-level="1"><text:bookmark-start text:name="__RefHeading___Toc1485_1067849462"/>Wc Exibe o número de linhas, palavras e caracteres de um arquivo txt<text:bookmark-end text:name="__RefHeading___Toc1485_1067849462"/></text:h>
      <text:p text:style-name="P18">Wc volcanoes.txt<text:span text:style-name="T6"> </text:span><text:span text:style-name="T28">Exibe o número de linhas, palavras e caracteres do arquivo volcanoes.t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M8S</meta:editing-duration>
    <meta:editing-cycles>220</meta:editing-cycles>
    <meta:generator>LibreOffice/5.3.7.2.0$Linux_X86_64 LibreOffice_project/30$Build-2</meta:generator>
    <dc:date>2018-08-05T22:15:50.152504202</dc:date>
    <meta:document-statistic meta:table-count="1" meta:image-count="0" meta:object-count="0" meta:page-count="5" meta:paragraph-count="137" meta:word-count="1464" meta:character-count="9027" meta:non-whitespace-character-count="7698"/>
    <meta:user-defined meta:name="Info 1"/>
    <meta:user-defined meta:name="Info 2"/>
    <meta:user-defined meta:name="Info 3"/>
    <meta:user-defined meta:name="Info 4"/>
  </office:meta>
</office:document-meta>
</file>